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1"/>
    <style:style style:name="P15" style:family="paragraph" style:parent-style-name="Heading_20_1" style:list-style-name="WWNum1">
      <style:paragraph-properties fo:margin-top="0.0398in" fo:margin-bottom="0in" loext:contextual-spacing="false"/>
    </style:style>
    <style:style style:name="P16" style:family="paragraph" style:parent-style-name="Heading_20_1" style:list-style-name="WWNum1">
      <style:paragraph-properties fo:margin-top="0in" fo:margin-bottom="0in" loext:contextual-spacing="false"/>
    </style:style>
    <style:style style:name="P17" style:family="paragraph" style:parent-style-name="Heading_20_1" style:list-style-name="WWNum1">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 (Computer Systems)</text:span><text:span text:style-name="T2"><text:line-break/></text:span><text:span text:style-name="T3">Unit 01. Study guide</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2</text:span></text:p>
      <text:p text:style-name="P5"/>
      <text:p text:style-name="P4"><text:span text:style-name="T6">UD01. Functional elements of a computer</text:span></text:p>
      <text:list xml:id="list528458353" text:style-name="WWNum1">
        <text:list-item>
          <text:p text:style-name="P14"><text:bookmark text:name="_dbh0n1vac4c8"/>Dates</text:p>
        </text:list-item>
      </text:list>
      <text:p text:style-name="Standard">From 19/09/2022 to 02/10/2022. The length of the unit is 2 weeks (16 hours).</text:p>
      <text:list xml:id="list45533208342696" text:continue-numbering="true" text:style-name="WWNum1">
        <text:list-item>
          <text:p text:style-name="P15"><text:bookmark text:name="_35ynxtfrmuvw"/>Previous knowledge</text:p>
        </text:list-item>
      </text:list>
      <text:list xml:id="list3539153115" text:style-name="WWNum2">
        <text:list-item>
          <text:p text:style-name="P6">Basic knowledge about computers.</text:p>
        </text:list-item>
      </text:list>
      <text:list xml:id="list45534012408618" text:continue-list="list45533208342696" text:style-name="WWNum1">
        <text:list-item>
          <text:p text:style-name="P16"><text:bookmark text:name="_1w7nzw2o20ar"/><text:s/>Objectives</text:p>
        </text:list-item>
      </text:list>
      <text:list xml:id="list2628445672" text:style-name="WWNum4">
        <text:list-item>
          <text:p text:style-name="P7">To learn the historical evolution of computers.</text:p>
        </text:list-item>
        <text:list-item>
          <text:p text:style-name="P7">To learn which are the functional elements of a computer.</text:p>
        </text:list-item>
        <text:list-item>
          <text:p text:style-name="P7">To learn the most used computer architectures.</text:p>
        </text:list-item>
        <text:list-item>
          <text:p text:style-name="P7">To learn what is the instruction cycle.</text:p>
        </text:list-item>
        <text:list-item>
          <text:p text:style-name="P7">To learn differences between CISC and RISC CPUs.</text:p>
        </text:list-item>
      </text:list>
      <text:list xml:id="list45533635344940" text:continue-list="list45534012408618" text:style-name="WWNum1">
        <text:list-item>
          <text:p text:style-name="P16"><text:bookmark text:name="_u76wnfr4jev9"/>Contents</text:p>
        </text:list-item>
      </text:list>
      <text:list xml:id="list3935948489" text:style-name="WWNum3">
        <text:list-item>
          <text:p text:style-name="P8">Historical evolution.</text:p>
        </text:list-item>
        <text:list-item>
          <text:p text:style-name="P8">Functional elements of a computer.</text:p>
        </text:list-item>
        <text:list-item>
          <text:p text:style-name="P8">Computer architectures.</text:p>
        </text:list-item>
        <text:list-item>
          <text:p text:style-name="P8">Instruction cycle.</text:p>
        </text:list-item>
        <text:list-item>
          <text:p text:style-name="P8">Instruction set.</text:p>
        </text:list-item>
        <text:list-item>
          <text:p text:style-name="P8">RISC and CISC CPUs.</text:p>
        </text:list-item>
      </text:list>
      <text:list xml:id="list45533521931256" text:continue-list="list45533635344940" text:style-name="WWNum1">
        <text:list-item>
          <text:p text:style-name="P17"><text:bookmark text:name="_a1okclatiswm"/>Activities</text:p>
        </text:list-item>
      </text:list>
      <text:p text:style-name="Standard">It is very important to read the notes and perform the exercises. These exercises are not part of assessment, but note that it is very common to have several questions from this unit in the exam.</text:p>
      <text:list xml:id="list45533359603011" text:continue-numbering="true" text:style-name="WWNum1">
        <text:list-item>
          <text:p text:style-name="P14"><text:bookmark text:name="_7kljffjw728v"/>Recommendations</text:p>
        </text:list-item>
      </text:list>
      <text:p text:style-name="Standard">It is very important to go to the TC with the main concepts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D01. Functional elements of a computer</text:span></text:p>
      </style:header>
      <style:footer>
        <text:p text:style-name="MP4"><text:span text:style-name="MT1">CFGS DAM/DAW<text:tab/><text:tab/>UD01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8" meta:word-count="185" meta:character-count="1082" meta:non-whitespace-character-count="939"/>
    <meta:generator>LibreOfficeDev/6.0.5.2$Linux_X86_64 LibreOffice_project/</meta:generator>
  </office:meta>
</office:document-meta>
</file>